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2.062cm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274cm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1.166cm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1.072cm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1.219cm"/>
    </style:style>
    <style:style style:name="gr6" style:family="graphic" style:parent-style-name="standard">
      <style:graphic-properties svg:stroke-width="0.035cm" svg:stroke-color="#000000" draw:marker-start-width="0.252cm" draw:marker-end="Arrow" draw:marker-end-width="0.356cm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color="#000000" draw:fill="none" draw:fill-color="#ffffff" draw:textarea-vertical-align="middle" fo:min-height="2.068cm"/>
    </style:style>
    <style:style style:name="gr9" style:family="graphic" style:parent-style-name="standard">
      <style:graphic-properties draw:stroke="solid" svg:stroke-color="#000000" draw:fill="none" draw:fill-color="#ffffff" draw:textarea-vertical-align="middle" fo:min-height="4.35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none" draw:fill-color="#ffffff"/>
      <style:paragraph-properties fo:line-height="115%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6" draw:id="id6" draw:layer="layout" svg:width="17.018cm" svg:height="2.312cm" svg:x="0.632cm" svg:y="18.643cm">
          <draw:text-box>
            <text:p text:style-name="P1"><text:span text:style-name="T1">Comparison of Sets</text:span></text:p>
            <text:p text:style-name="P1">FP/FN Vs Outliers</text:p>
          </draw:text-box>
        </draw:frame>
        <draw:frame draw:style-name="gr2" draw:text-style-name="P4" draw:layer="layout" svg:width="17.018cm" svg:height="1.524cm" svg:x="0.632cm" svg:y="0.635cm">
          <draw:text-box>
            <text:p text:style-name="P3"><text:span text:style-name="T2">Experimental Design</text:span></text:p>
          </draw:text-box>
        </draw:frame>
        <draw:frame draw:style-name="gr3" draw:text-style-name="P5" xml:id="id1" draw:id="id1" draw:layer="layout" svg:width="17.018cm" svg:height="1.416cm" svg:x="0.632cm" svg:y="2.921cm">
          <draw:text-box>
            <text:p text:style-name="P3">Obtain Myoglobin &amp; Control AA Sequences</text:p>
          </draw:text-box>
        </draw:frame>
        <draw:frame draw:style-name="gr4" draw:text-style-name="P5" xml:id="id2" draw:id="id2" draw:layer="layout" svg:width="17.018cm" svg:height="1.322cm" svg:x="0.632cm" svg:y="5.246cm">
          <draw:text-box>
            <text:p text:style-name="P3">Convert A.A. Sequences to %AAC</text:p>
          </draw:text-box>
        </draw:frame>
        <draw:frame draw:style-name="gr5" draw:text-style-name="P5" xml:id="id3" draw:id="id3" draw:layer="layout" svg:width="17.018cm" svg:height="1.469cm" svg:x="0.632cm" svg:y="7.467cm">
          <draw:text-box>
            <text:p text:style-name="P3">Exploratory Data Analysis</text:p>
          </draw:text-box>
        </draw:frame>
        <draw:connector draw:style-name="gr6" draw:text-style-name="P3" draw:layer="layout" svg:x1="9.141cm" svg:y1="4.337cm" svg:x2="9.141cm" svg:y2="5.246cm" draw:start-shape="id1" draw:start-glue-point="2" draw:end-shape="id2" draw:end-glue-point="0" svg:d="M9141 4337v909" svg:viewBox="0 0 1 910">
          <text:p/>
        </draw:connector>
        <draw:connector draw:style-name="gr7" draw:text-style-name="P6" draw:layer="layout" svg:x1="9.141cm" svg:y1="6.568cm" svg:x2="9.141cm" svg:y2="7.467cm" draw:start-shape="id2" draw:start-glue-point="2" draw:end-shape="id3" draw:end-glue-point="0" svg:d="M9141 6568v899" svg:viewBox="0 0 1 900">
          <text:p/>
        </draw:connector>
        <draw:connector draw:style-name="gr7" draw:text-style-name="P6" draw:layer="layout" svg:x1="9.141cm" svg:y1="8.936cm" svg:x2="9.141cm" svg:y2="9.866cm" draw:start-shape="id3" draw:start-glue-point="2" draw:end-shape="id4" draw:end-glue-point="0" svg:d="M9141 8936v930" svg:viewBox="0 0 1 931">
          <text:p/>
        </draw:connector>
        <draw:connector draw:style-name="gr7" draw:text-style-name="P6" draw:layer="layout" svg:x1="9.141cm" svg:y1="12.184cm" svg:x2="9.141cm" svg:y2="13.116cm" draw:start-shape="id4" draw:start-glue-point="2" draw:end-shape="id5" draw:end-glue-point="0" svg:d="M9141 12184v932" svg:viewBox="0 0 1 933">
          <text:p/>
        </draw:connector>
        <draw:frame draw:style-name="gr8" draw:text-style-name="P5" xml:id="id4" draw:id="id4" draw:layer="layout" svg:width="17.018cm" svg:height="2.318cm" svg:x="0.632cm" svg:y="9.866cm">
          <draw:text-box>
            <text:p text:style-name="P1"><text:span text:style-name="T1">Principal Component Analysis</text:span></text:p>
            <text:p text:style-name="P1">Collect Outliers</text:p>
          </draw:text-box>
        </draw:frame>
        <draw:frame draw:style-name="gr9" draw:text-style-name="P5" xml:id="id5" draw:id="id5" draw:layer="layout" svg:width="17.018cm" svg:height="4.605cm" svg:x="0.632cm" svg:y="13.116cm">
          <draw:text-box>
            <text:p text:style-name="P1"><text:span text:style-name="T1">Alternative Predictive Models - Collect FN/FP</text:span><text:line-break/>1. Logit</text:p>
            <text:p text:style-name="P1"><text:span text:style-name="T3">2. </text:span>N.N. Auto-Encoder</text:p>
            <text:p text:style-name="P1"><text:span text:style-name="T3">3-5. </text:span>SVM (Linear, Poly, RBF)</text:p>
          </draw:text-box>
        </draw:frame>
        <draw:connector draw:style-name="gr10" draw:text-style-name="P6" draw:layer="layout" draw:type="line" svg:x1="9.141cm" svg:y1="17.721cm" svg:x2="9.141cm" svg:y2="18.643cm" draw:start-shape="id5" draw:start-glue-point="2" draw:end-shape="id6" draw:end-glue-point="0" svg:d="M9141 17721v922" svg:viewBox="0 0 1 9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8.415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2:10:01.784121994</meta:creation-date>
    <dc:date>2020-01-29T22:43:47.696416650</dc:date>
    <meta:editing-duration>PT3H54M8S</meta:editing-duration>
    <meta:editing-cycles>23</meta:editing-cycles>
    <meta:generator>LibreOffice/6.0.7.3$Linux_X86_64 LibreOffice_project/00m0$Build-3</meta:generator>
    <meta:document-statistic meta:object-count="12"/>
  </office:meta>
</office:document-meta>
</file>